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0.508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472cm"/>
    </style:style>
    <style:style style:name="gr5" style:family="graphic" style:parent-style-name="standard">
      <style:graphic-properties draw:stroke="none" draw:fill="none" fo:min-height="0.633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0.99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ce3" style:family="table-cell">
      <style:graphic-properties style:repeat="repeat"/>
      <style:text-properties fo:color="#0000ff"/>
    </style:style>
    <style:style style:name="ce4" style:family="table-cell">
      <style:graphic-properties style:repeat="repeat"/>
      <style:text-properties fo:color="#9900ff"/>
    </style:style>
    <style:style style:name="ce5" style:family="table-cell">
      <style:graphic-properties style:repeat="repeat"/>
      <style:text-properties fo:color="#006600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color="#0000ff"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color="#9900ff" fo:font-size="18pt"/>
    </style:style>
    <style:style style:name="P9" style:family="paragraph">
      <style:text-properties fo:font-size="12pt"/>
    </style:style>
    <style:style style:name="P10" style:family="paragraph">
      <style:text-properties fo:color="#006600"/>
    </style:style>
    <style:style style:name="P11" style:family="paragraph">
      <style:text-properties fo:color="#006600"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color="#ff3333"/>
    </style:style>
    <style:style style:name="T4" style:family="text">
      <style:text-properties fo:color="#0000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9900ff"/>
    </style:style>
    <style:style style:name="T8" style:family="text">
      <style:text-properties fo:color="#006600"/>
    </style:style>
    <style:style style:name="T9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.967cm" svg:height="3.887cm" svg:x="14.082cm" svg:y="9.1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67cm" svg:height="3.887cm" svg:x="18.581cm" svg:y="9.1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67cm" svg:height="3.887cm" svg:x="5.07cm" svg:y="9.1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67cm" svg:height="3.887cm" svg:x="9.569cm" svg:y="9.1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1" draw:layer="layout" svg:width="1.016cm" svg:height="0.962cm" svg:x="6.694cm" svg:y="6.815cm">
          <draw:text-box>
            <text:p>a</text:p>
          </draw:text-box>
        </draw:frame>
        <draw:frame draw:style-name="gr1" draw:layer="layout" svg:width="1.016cm" svg:height="0.962cm" svg:x="11.094cm" svg:y="6.815cm">
          <draw:text-box>
            <text:p>b</text:p>
          </draw:text-box>
        </draw:frame>
        <draw:frame draw:style-name="gr1" draw:layer="layout" svg:width="1.016cm" svg:height="0.962cm" svg:x="15.594cm" svg:y="6.815cm">
          <draw:text-box>
            <text:p>c</text:p>
          </draw:text-box>
        </draw:frame>
        <draw:frame draw:style-name="gr1" draw:layer="layout" svg:width="1.016cm" svg:height="0.962cm" svg:x="20.094cm" svg:y="6.815cm">
          <draw:text-box>
            <text:p>d</text:p>
          </draw:text-box>
        </draw:frame>
        <draw:frame draw:style-name="gr1" draw:text-style-name="P1" draw:layer="layout" svg:width="6.35cm" svg:height="0.962cm" svg:x="5.043cm" svg:y="3.234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layer="layout" svg:width="1.016cm" svg:height="0.962cm" svg:x="4.194cm" svg:y="9.115cm">
          <draw:text-box>
            <text:p>0</text:p>
          </draw:text-box>
        </draw:frame>
        <draw:frame draw:style-name="gr1" draw:layer="layout" svg:width="1.016cm" svg:height="0.962cm" svg:x="4.194cm" svg:y="10.115cm">
          <draw:text-box>
            <text:p>1</text:p>
          </draw:text-box>
        </draw:frame>
        <draw:frame draw:style-name="gr1" draw:layer="layout" svg:width="1.016cm" svg:height="0.962cm" svg:x="4.194cm" svg:y="9.115cm">
          <draw:text-box>
            <text:p>0</text:p>
          </draw:text-box>
        </draw:frame>
        <draw:frame draw:style-name="gr1" draw:layer="layout" svg:width="1.016cm" svg:height="0.962cm" svg:x="4.194cm" svg:y="11.115cm">
          <draw:text-box>
            <text:p>2</text:p>
          </draw:text-box>
        </draw:frame>
        <draw:frame draw:style-name="gr1" draw:layer="layout" svg:width="1.016cm" svg:height="0.962cm" svg:x="4.194cm" svg:y="12.015cm">
          <draw:text-box>
            <text:p>3</text:p>
          </draw:text-box>
        </draw:frame>
        <draw:frame draw:style-name="gr1" draw:text-style-name="P1" draw:layer="layout" svg:width="10.414cm" svg:height="0.962cm" svg:x="5.08cm" svg:y="4.572cm">
          <draw:text-box>
            <text:p text:style-name="P1"><text:span text:style-name="T1">Initial stage: empty tables</text:span></text:p>
          </draw:text-box>
        </draw:frame>
        <draw:frame draw:style-name="gr1" draw:layer="layout" svg:width="1.016cm" svg:height="0.962cm" svg:x="5.194cm" svg:y="8.215cm">
          <draw:text-box>
            <text:p>0</text:p>
          </draw:text-box>
        </draw:frame>
        <draw:frame draw:style-name="gr1" draw:layer="layout" svg:width="1.016cm" svg:height="0.962cm" svg:x="6.21cm" svg:y="8.215cm">
          <draw:text-box>
            <text:p>1</text:p>
          </draw:text-box>
        </draw:frame>
        <draw:frame draw:style-name="gr1" draw:layer="layout" svg:width="1.016cm" svg:height="0.962cm" svg:x="7.226cm" svg:y="8.215cm">
          <draw:text-box>
            <text:p>2</text:p>
          </draw:text-box>
        </draw:frame>
        <draw:frame draw:style-name="gr1" draw:layer="layout" svg:width="1.016cm" svg:height="0.962cm" svg:x="8.128cm" svg:y="8.215cm">
          <draw:text-box>
            <text:p>3</text:p>
          </draw:text-box>
        </draw:frame>
        <draw:frame draw:style-name="gr1" draw:layer="layout" svg:width="1.016cm" svg:height="0.962cm" svg:x="9.694cm" svg:y="8.215cm">
          <draw:text-box>
            <text:p>0</text:p>
          </draw:text-box>
        </draw:frame>
        <draw:frame draw:style-name="gr1" draw:layer="layout" svg:width="1.016cm" svg:height="0.962cm" svg:x="10.71cm" svg:y="8.215cm">
          <draw:text-box>
            <text:p>1</text:p>
          </draw:text-box>
        </draw:frame>
        <draw:frame draw:style-name="gr1" draw:layer="layout" svg:width="1.016cm" svg:height="0.962cm" svg:x="11.726cm" svg:y="8.215cm">
          <draw:text-box>
            <text:p>2</text:p>
          </draw:text-box>
        </draw:frame>
        <draw:frame draw:style-name="gr1" draw:layer="layout" svg:width="1.016cm" svg:height="0.962cm" svg:x="12.628cm" svg:y="8.215cm">
          <draw:text-box>
            <text:p>3</text:p>
          </draw:text-box>
        </draw:frame>
        <draw:frame draw:style-name="gr1" draw:layer="layout" svg:width="1.016cm" svg:height="0.962cm" svg:x="14.094cm" svg:y="8.215cm">
          <draw:text-box>
            <text:p>0</text:p>
          </draw:text-box>
        </draw:frame>
        <draw:frame draw:style-name="gr1" draw:layer="layout" svg:width="1.016cm" svg:height="0.962cm" svg:x="15.11cm" svg:y="8.215cm">
          <draw:text-box>
            <text:p>1</text:p>
          </draw:text-box>
        </draw:frame>
        <draw:frame draw:style-name="gr1" draw:layer="layout" svg:width="1.016cm" svg:height="0.962cm" svg:x="16.126cm" svg:y="8.215cm">
          <draw:text-box>
            <text:p>2</text:p>
          </draw:text-box>
        </draw:frame>
        <draw:frame draw:style-name="gr1" draw:layer="layout" svg:width="1.016cm" svg:height="0.962cm" svg:x="17.028cm" svg:y="8.215cm">
          <draw:text-box>
            <text:p>3</text:p>
          </draw:text-box>
        </draw:frame>
        <draw:frame draw:style-name="gr1" draw:layer="layout" svg:width="1.016cm" svg:height="0.962cm" svg:x="18.594cm" svg:y="8.215cm">
          <draw:text-box>
            <text:p>0</text:p>
          </draw:text-box>
        </draw:frame>
        <draw:frame draw:style-name="gr1" draw:layer="layout" svg:width="1.016cm" svg:height="0.962cm" svg:x="19.61cm" svg:y="8.215cm">
          <draw:text-box>
            <text:p>1</text:p>
          </draw:text-box>
        </draw:frame>
        <draw:frame draw:style-name="gr1" draw:layer="layout" svg:width="1.016cm" svg:height="0.962cm" svg:x="20.626cm" svg:y="8.215cm">
          <draw:text-box>
            <text:p>2</text:p>
          </draw:text-box>
        </draw:frame>
        <draw:frame draw:style-name="gr1" draw:layer="layout" svg:width="1.016cm" svg:height="0.962cm" svg:x="21.528cm" svg:y="8.215cm">
          <draw:text-box>
            <text:p>3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3.967cm" svg:height="3.887cm" svg:x="14.082cm" svg:y="7.7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67cm" svg:height="3.887cm" svg:x="18.581cm" svg:y="7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967cm" svg:height="3.887cm" svg:x="5.07cm" svg:y="7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67cm" svg:height="3.887cm" svg:x="9.569cm" svg:y="7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3" draw:layer="layout" svg:width="1.016cm" svg:height="0.962cm" svg:x="6.694cm" svg:y="5.815cm">
          <draw:text-box>
            <text:p text:style-name="P3">a</text:p>
          </draw:text-box>
        </draw:frame>
        <draw:frame draw:style-name="gr1" draw:text-style-name="P3" draw:layer="layout" svg:width="1.016cm" svg:height="0.962cm" svg:x="11.094cm" svg:y="5.815cm">
          <draw:text-box>
            <text:p text:style-name="P3">b</text:p>
          </draw:text-box>
        </draw:frame>
        <draw:frame draw:style-name="gr1" draw:text-style-name="P3" draw:layer="layout" svg:width="1.016cm" svg:height="0.962cm" svg:x="15.594cm" svg:y="5.815cm">
          <draw:text-box>
            <text:p text:style-name="P3">c</text:p>
          </draw:text-box>
        </draw:frame>
        <draw:frame draw:style-name="gr1" draw:text-style-name="P3" draw:layer="layout" svg:width="1.016cm" svg:height="0.962cm" svg:x="20.094cm" svg:y="5.915cm">
          <draw:text-box>
            <text:p text:style-name="P3">d</text:p>
          </draw:text-box>
        </draw:frame>
        <draw:frame draw:style-name="gr1" draw:text-style-name="P1" draw:layer="layout" svg:width="10.414cm" svg:height="0.962cm" svg:x="5.07cm" svg:y="4.288cm">
          <draw:text-box>
            <text:p text:style-name="P1"><text:span text:style-name="T1">Iteration 1: i = 3, j = 3</text:span></text:p>
          </draw:text-box>
        </draw:frame>
        <draw:frame draw:style-name="gr1" draw:text-style-name="P1" draw:layer="layout" svg:width="6.35cm" svg:height="0.962cm" svg:x="5.043cm" svg:y="2.534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8.715cm">
          <draw:text-box>
            <text:p text:style-name="P3">1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9.715cm">
          <draw:text-box>
            <text:p text:style-name="P3">2</text:p>
          </draw:text-box>
        </draw:frame>
        <draw:frame draw:style-name="gr1" draw:text-style-name="P3" draw:layer="layout" svg:width="1.016cm" svg:height="0.962cm" svg:x="4.194cm" svg:y="10.615cm">
          <draw:text-box>
            <text:p text:style-name="P3">3</text:p>
          </draw:text-box>
        </draw:frame>
        <draw:frame draw:style-name="gr1" draw:text-style-name="P1" draw:layer="layout" svg:width="21.59cm" svg:height="0.962cm" svg:x="3.572cm" svg:y="14.578cm">
          <draw:text-box>
            <text:p text:style-name="P1"><text:span text:style-name="T1">Fill tables for 'a, b, c, d' one by one, only dp['b'][3][3] = 1 because S[3] = 'b'.</text:span></text:p>
          </draw:text-box>
        </draw:frame>
        <draw:line draw:style-name="gr3" draw:text-style-name="P4" draw:layer="layout" svg:x1="12.446cm" svg:y1="14.332cm" svg:x2="8.636cm" svg:y2="11.808cm">
          <text:p/>
        </draw:line>
        <draw:line draw:style-name="gr3" draw:text-style-name="P4" draw:layer="layout" svg:x1="13.208cm" svg:y1="14.332cm" svg:x2="12.954cm" svg:y2="11.808cm">
          <text:p/>
        </draw:line>
        <draw:line draw:style-name="gr3" draw:text-style-name="P4" draw:layer="layout" svg:x1="13.97cm" svg:y1="14.602cm" svg:x2="17.526cm" svg:y2="11.808cm">
          <text:p/>
        </draw:line>
        <draw:line draw:style-name="gr3" draw:text-style-name="P4" draw:layer="layout" svg:x1="14.986cm" svg:y1="14.332cm" svg:x2="21.844cm" svg:y2="11.808cm">
          <text:p/>
        </draw:line>
        <draw:frame draw:style-name="gr1" draw:layer="layout" svg:width="1.016cm" svg:height="0.962cm" svg:x="5.194cm" svg:y="6.815cm">
          <draw:text-box>
            <text:p>0</text:p>
          </draw:text-box>
        </draw:frame>
        <draw:frame draw:style-name="gr1" draw:layer="layout" svg:width="1.016cm" svg:height="0.962cm" svg:x="6.21cm" svg:y="6.815cm">
          <draw:text-box>
            <text:p>1</text:p>
          </draw:text-box>
        </draw:frame>
        <draw:frame draw:style-name="gr1" draw:layer="layout" svg:width="1.016cm" svg:height="0.962cm" svg:x="7.226cm" svg:y="6.815cm">
          <draw:text-box>
            <text:p>2</text:p>
          </draw:text-box>
        </draw:frame>
        <draw:frame draw:style-name="gr1" draw:layer="layout" svg:width="1.016cm" svg:height="0.962cm" svg:x="8.128cm" svg:y="6.815cm">
          <draw:text-box>
            <text:p>3</text:p>
          </draw:text-box>
        </draw:frame>
        <draw:frame draw:style-name="gr1" draw:layer="layout" svg:width="1.016cm" svg:height="0.962cm" svg:x="9.694cm" svg:y="6.815cm">
          <draw:text-box>
            <text:p>0</text:p>
          </draw:text-box>
        </draw:frame>
        <draw:frame draw:style-name="gr1" draw:layer="layout" svg:width="1.016cm" svg:height="0.962cm" svg:x="10.71cm" svg:y="6.815cm">
          <draw:text-box>
            <text:p>1</text:p>
          </draw:text-box>
        </draw:frame>
        <draw:frame draw:style-name="gr1" draw:layer="layout" svg:width="1.016cm" svg:height="0.962cm" svg:x="11.726cm" svg:y="6.815cm">
          <draw:text-box>
            <text:p>2</text:p>
          </draw:text-box>
        </draw:frame>
        <draw:frame draw:style-name="gr1" draw:layer="layout" svg:width="1.016cm" svg:height="0.962cm" svg:x="12.628cm" svg:y="6.815cm">
          <draw:text-box>
            <text:p>3</text:p>
          </draw:text-box>
        </draw:frame>
        <draw:frame draw:style-name="gr1" draw:layer="layout" svg:width="1.016cm" svg:height="0.962cm" svg:x="14.094cm" svg:y="6.815cm">
          <draw:text-box>
            <text:p>0</text:p>
          </draw:text-box>
        </draw:frame>
        <draw:frame draw:style-name="gr1" draw:layer="layout" svg:width="1.016cm" svg:height="0.962cm" svg:x="15.11cm" svg:y="6.815cm">
          <draw:text-box>
            <text:p>1</text:p>
          </draw:text-box>
        </draw:frame>
        <draw:frame draw:style-name="gr1" draw:layer="layout" svg:width="1.016cm" svg:height="0.962cm" svg:x="16.126cm" svg:y="6.815cm">
          <draw:text-box>
            <text:p>2</text:p>
          </draw:text-box>
        </draw:frame>
        <draw:frame draw:style-name="gr1" draw:layer="layout" svg:width="1.016cm" svg:height="0.962cm" svg:x="17.028cm" svg:y="6.815cm">
          <draw:text-box>
            <text:p>3</text:p>
          </draw:text-box>
        </draw:frame>
        <draw:frame draw:style-name="gr1" draw:layer="layout" svg:width="1.016cm" svg:height="0.962cm" svg:x="18.594cm" svg:y="6.815cm">
          <draw:text-box>
            <text:p>0</text:p>
          </draw:text-box>
        </draw:frame>
        <draw:frame draw:style-name="gr1" draw:layer="layout" svg:width="1.016cm" svg:height="0.962cm" svg:x="19.61cm" svg:y="6.815cm">
          <draw:text-box>
            <text:p>1</text:p>
          </draw:text-box>
        </draw:frame>
        <draw:frame draw:style-name="gr1" draw:layer="layout" svg:width="1.016cm" svg:height="0.962cm" svg:x="20.626cm" svg:y="6.815cm">
          <draw:text-box>
            <text:p>2</text:p>
          </draw:text-box>
        </draw:frame>
        <draw:frame draw:style-name="gr1" draw:layer="layout" svg:width="1.016cm" svg:height="0.962cm" svg:x="21.528cm" svg:y="6.815cm">
          <draw:text-box>
            <text:p>3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3.967cm" svg:height="3.887cm" svg:x="14.082cm" svg:y="7.7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67cm" svg:height="3.887cm" svg:x="18.581cm" svg:y="7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67cm" svg:height="3.887cm" svg:x="5.07cm" svg:y="7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5"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67cm" svg:height="3.887cm" svg:x="9.569cm" svg:y="7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3" draw:layer="layout" svg:width="1.016cm" svg:height="0.962cm" svg:x="6.694cm" svg:y="5.815cm">
          <draw:text-box>
            <text:p text:style-name="P3">a</text:p>
          </draw:text-box>
        </draw:frame>
        <draw:frame draw:style-name="gr1" draw:text-style-name="P3" draw:layer="layout" svg:width="1.016cm" svg:height="0.962cm" svg:x="11.094cm" svg:y="5.815cm">
          <draw:text-box>
            <text:p text:style-name="P3">b</text:p>
          </draw:text-box>
        </draw:frame>
        <draw:frame draw:style-name="gr1" draw:text-style-name="P3" draw:layer="layout" svg:width="1.016cm" svg:height="0.962cm" svg:x="15.594cm" svg:y="5.815cm">
          <draw:text-box>
            <text:p text:style-name="P3">c</text:p>
          </draw:text-box>
        </draw:frame>
        <draw:frame draw:style-name="gr1" draw:text-style-name="P3" draw:layer="layout" svg:width="1.016cm" svg:height="0.962cm" svg:x="20.094cm" svg:y="5.915cm">
          <draw:text-box>
            <text:p text:style-name="P3">d</text:p>
          </draw:text-box>
        </draw:frame>
        <draw:frame draw:style-name="gr1" draw:text-style-name="P1" draw:layer="layout" svg:width="10.414cm" svg:height="0.962cm" svg:x="5.07cm" svg:y="4.288cm">
          <draw:text-box>
            <text:p text:style-name="P1"><text:span text:style-name="T1">Iteration 2: i = 2, j = 2, 3</text:span></text:p>
          </draw:text-box>
        </draw:frame>
        <draw:frame draw:style-name="gr1" draw:text-style-name="P1" draw:layer="layout" svg:width="6.35cm" svg:height="0.962cm" svg:x="5.043cm" svg:y="2.534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8.715cm">
          <draw:text-box>
            <text:p text:style-name="P3">1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9.715cm">
          <draw:text-box>
            <text:p text:style-name="P3">2</text:p>
          </draw:text-box>
        </draw:frame>
        <draw:frame draw:style-name="gr1" draw:text-style-name="P3" draw:layer="layout" svg:width="1.016cm" svg:height="0.962cm" svg:x="4.194cm" svg:y="10.615cm">
          <draw:text-box>
            <text:p text:style-name="P3">3</text:p>
          </draw:text-box>
        </draw:frame>
        <draw:line draw:style-name="gr3" draw:text-style-name="P4" draw:layer="layout" svg:x1="8.636cm" svg:y1="14.986cm" svg:x2="12.7cm" svg:y2="10.414cm">
          <text:p/>
        </draw:line>
        <draw:line draw:style-name="gr3" draw:text-style-name="P4" draw:layer="layout" svg:x1="20.574cm" svg:y1="14.478cm" svg:x2="17.78cm" svg:y2="10.414cm">
          <text:p/>
        </draw:line>
        <draw:frame draw:style-name="gr1" draw:text-style-name="P3" draw:layer="layout" svg:width="1.016cm" svg:height="0.962cm" svg:x="5.1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6.2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7.2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8.1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9.6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0.7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1.7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2.6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4.0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5.1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6.1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7.0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8.5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9.6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20.6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21.528cm" svg:y="6.815cm">
          <draw:text-box>
            <text:p text:style-name="P3">3</text:p>
          </draw:text-box>
        </draw:frame>
        <draw:frame draw:style-name="gr1" draw:text-style-name="P6" draw:layer="layout" svg:width="9.017cm" svg:height="0.758cm" svg:x="2.882cm" svg:y="29.918cm">
          <draw:text-box>
            <text:p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><text:span text:style-name="T5">dp['b'][2][3] = dp['b'][3][3] because S[2] != 'b'</text:span></text:p>
          </draw:text-box>
        </draw:frame>
        <draw:frame draw:style-name="gr4" draw:text-style-name="P7" draw:layer="layout" svg:width="11.845cm" svg:height="0.882cm" svg:x="2.887cm" svg:y="15.086cm">
          <draw:text-box>
            <text:p text:style-name="P7"><text:span text:style-name="T6">dp['b'][2][3] = dp['b'][3][3] because S[2] != 'b'</text:span></text:p>
          </draw:text-box>
        </draw:frame>
        <draw:frame draw:style-name="gr4" draw:text-style-name="P7" draw:layer="layout" svg:width="11.377cm" svg:height="0.882cm" svg:x="15.293cm" svg:y="14.666cm">
          <draw:text-box>
            <text:p text:style-name="P7"><text:span text:style-name="T6">dp['c'][2][3] = dp['c'][2][2] because S[3] != 'c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3.967cm" svg:height="3.887cm" svg:x="14.082cm" svg:y="7.7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7">1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967cm" svg:height="3.887cm" svg:x="18.581cm" svg:y="7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967cm" svg:height="3.887cm" svg:x="5.07cm" svg:y="7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 text:style-name="P8"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5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967cm" svg:height="3.887cm" svg:x="9.569cm" svg:y="7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3" draw:layer="layout" svg:width="1.016cm" svg:height="0.962cm" svg:x="6.694cm" svg:y="5.815cm">
          <draw:text-box>
            <text:p text:style-name="P3">a</text:p>
          </draw:text-box>
        </draw:frame>
        <draw:frame draw:style-name="gr1" draw:text-style-name="P3" draw:layer="layout" svg:width="1.016cm" svg:height="0.962cm" svg:x="11.094cm" svg:y="5.815cm">
          <draw:text-box>
            <text:p text:style-name="P3">b</text:p>
          </draw:text-box>
        </draw:frame>
        <draw:frame draw:style-name="gr1" draw:text-style-name="P3" draw:layer="layout" svg:width="1.016cm" svg:height="0.962cm" svg:x="15.594cm" svg:y="5.815cm">
          <draw:text-box>
            <text:p text:style-name="P3">c</text:p>
          </draw:text-box>
        </draw:frame>
        <draw:frame draw:style-name="gr1" draw:text-style-name="P3" draw:layer="layout" svg:width="1.016cm" svg:height="0.962cm" svg:x="20.094cm" svg:y="5.915cm">
          <draw:text-box>
            <text:p text:style-name="P3">d</text:p>
          </draw:text-box>
        </draw:frame>
        <draw:frame draw:style-name="gr1" draw:text-style-name="P1" draw:layer="layout" svg:width="10.414cm" svg:height="0.962cm" svg:x="5.07cm" svg:y="4.288cm">
          <draw:text-box>
            <text:p text:style-name="P1"><text:span text:style-name="T1">Iteration 3: i = 1, j = 1, 2, 3</text:span></text:p>
          </draw:text-box>
        </draw:frame>
        <draw:frame draw:style-name="gr1" draw:text-style-name="P1" draw:layer="layout" svg:width="6.35cm" svg:height="0.962cm" svg:x="5.043cm" svg:y="2.534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8.715cm">
          <draw:text-box>
            <text:p text:style-name="P3">1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9.715cm">
          <draw:text-box>
            <text:p text:style-name="P3">2</text:p>
          </draw:text-box>
        </draw:frame>
        <draw:frame draw:style-name="gr1" draw:text-style-name="P3" draw:layer="layout" svg:width="1.016cm" svg:height="0.962cm" svg:x="4.194cm" svg:y="10.615cm">
          <draw:text-box>
            <text:p text:style-name="P3">3</text:p>
          </draw:text-box>
        </draw:frame>
        <draw:line draw:style-name="gr3" draw:text-style-name="P4" draw:layer="layout" svg:x1="13.462cm" svg:y1="14.986cm" svg:x2="16.256cm" svg:y2="9.398cm">
          <text:p/>
        </draw:line>
        <draw:frame draw:style-name="gr1" draw:text-style-name="P3" draw:layer="layout" svg:width="1.016cm" svg:height="0.962cm" svg:x="5.1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6.2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7.2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8.1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9.6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0.7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1.7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2.6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4.0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5.1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6.1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7.0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8.5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9.6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20.6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21.528cm" svg:y="6.815cm">
          <draw:text-box>
            <text:p text:style-name="P3">3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4" draw:text-style-name="P7" draw:layer="layout" svg:width="13.917cm" svg:height="2.144cm" svg:x="7.165cm" svg:y="14.986cm">
          <draw:text-box>
            <text:p text:style-name="P7"><text:span text:style-name="T6">dp['c'][1][2] = 2, note this is a corner case one needs to pay attention, although S[1] == S[2] == 'c', there is only empty string in between S[1] and S[2]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.967cm" svg:height="3.887cm" svg:x="14.082cm" svg:y="7.7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1</text:span></text:p>
              </table:table-cell>
              <table:table-cell>
                <text:p text:style-name="P10"><text:span text:style-name="T8">2</text:span></text:p>
              </table:table-cell>
              <table:table-cell>
                <text:p text:style-name="P10"><text:span text:style-name="T8">2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1</text:span></text:p>
              </table:table-cell>
              <table:table-cell>
                <text:p text:style-name="P3"><text:span text:style-name="T7">2</text:span></text:p>
              </table:table-cell>
              <table:table-cell>
                <text:p text:style-name="P3"><text:span text:style-name="T7">2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3.967cm" svg:height="3.887cm" svg:x="18.581cm" svg:y="7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3.967cm" svg:height="3.887cm" svg:x="5.07cm" svg:y="7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5"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  <table:table-cell>
                <text:p text:style-name="P10"><text:span text:style-name="T8">0</text:span></text:p>
              </table:table-cell>
            </table:table-row>
            <table:table-row table:style-name="ro1" table:default-cell-style-name="ce1">
              <table:table-cell/>
              <table:table-cell table:style-name="ce4">
                <text:p text:style-name="P8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5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967cm" svg:height="3.887cm" svg:x="9.569cm" svg:y="7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0"><text:span text:style-name="T8">1</text:span></text:p>
              </table:table-cell>
              <table:table-cell>
                <text:p text:style-name="P10"><text:span text:style-name="T8">1</text:span></text:p>
              </table:table-cell>
              <table:table-cell>
                <text:p text:style-name="P10"><text:span text:style-name="T8">1</text:span></text:p>
              </table:table-cell>
              <table:table-cell>
                <text:p text:style-name="P10"><text:span text:style-name="T8">4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1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1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text-style-name="P3" draw:layer="layout" svg:width="1.016cm" svg:height="0.962cm" svg:x="6.694cm" svg:y="5.815cm">
          <draw:text-box>
            <text:p text:style-name="P3">a</text:p>
          </draw:text-box>
        </draw:frame>
        <draw:frame draw:style-name="gr1" draw:text-style-name="P3" draw:layer="layout" svg:width="1.016cm" svg:height="0.962cm" svg:x="11.094cm" svg:y="5.815cm">
          <draw:text-box>
            <text:p text:style-name="P3">b</text:p>
          </draw:text-box>
        </draw:frame>
        <draw:frame draw:style-name="gr1" draw:text-style-name="P3" draw:layer="layout" svg:width="1.016cm" svg:height="0.962cm" svg:x="15.594cm" svg:y="5.815cm">
          <draw:text-box>
            <text:p text:style-name="P3">c</text:p>
          </draw:text-box>
        </draw:frame>
        <draw:frame draw:style-name="gr1" draw:text-style-name="P3" draw:layer="layout" svg:width="1.016cm" svg:height="0.962cm" svg:x="20.094cm" svg:y="5.915cm">
          <draw:text-box>
            <text:p text:style-name="P3">d</text:p>
          </draw:text-box>
        </draw:frame>
        <draw:frame draw:style-name="gr1" draw:text-style-name="P1" draw:layer="layout" svg:width="10.414cm" svg:height="0.962cm" svg:x="5.07cm" svg:y="4.288cm">
          <draw:text-box>
            <text:p text:style-name="P1"><text:span text:style-name="T1">Iteration 4: i = 0, j = 0, 1, 2, 3</text:span></text:p>
          </draw:text-box>
        </draw:frame>
        <draw:frame draw:style-name="gr1" draw:text-style-name="P1" draw:layer="layout" svg:width="6.35cm" svg:height="0.962cm" svg:x="5.043cm" svg:y="2.534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8.715cm">
          <draw:text-box>
            <text:p text:style-name="P3">1</text:p>
          </draw:text-box>
        </draw:frame>
        <draw:frame draw:style-name="gr1" draw:text-style-name="P3" draw:layer="layout" svg:width="1.016cm" svg:height="0.962cm" svg:x="4.194cm" svg:y="7.715cm">
          <draw:text-box>
            <text:p text:style-name="P3">0</text:p>
          </draw:text-box>
        </draw:frame>
        <draw:frame draw:style-name="gr1" draw:text-style-name="P3" draw:layer="layout" svg:width="1.016cm" svg:height="0.962cm" svg:x="4.194cm" svg:y="9.715cm">
          <draw:text-box>
            <text:p text:style-name="P3">2</text:p>
          </draw:text-box>
        </draw:frame>
        <draw:frame draw:style-name="gr1" draw:text-style-name="P3" draw:layer="layout" svg:width="1.016cm" svg:height="0.962cm" svg:x="4.194cm" svg:y="10.615cm">
          <draw:text-box>
            <text:p text:style-name="P3">3</text:p>
          </draw:text-box>
        </draw:frame>
        <draw:line draw:style-name="gr3" draw:text-style-name="P4" draw:layer="layout" svg:x1="14.732cm" svg:y1="15.251cm" svg:x2="13.208cm" svg:y2="8.382cm">
          <text:p/>
        </draw:line>
        <draw:frame draw:style-name="gr1" draw:text-style-name="P3" draw:layer="layout" svg:width="1.016cm" svg:height="0.962cm" svg:x="5.1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6.2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7.2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8.1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9.6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0.7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1.7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2.6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4.0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5.1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16.1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17.028cm" svg:y="6.815cm">
          <draw:text-box>
            <text:p text:style-name="P3">3</text:p>
          </draw:text-box>
        </draw:frame>
        <draw:frame draw:style-name="gr1" draw:text-style-name="P3" draw:layer="layout" svg:width="1.016cm" svg:height="0.962cm" svg:x="18.594cm" svg:y="6.815cm">
          <draw:text-box>
            <text:p text:style-name="P3">0</text:p>
          </draw:text-box>
        </draw:frame>
        <draw:frame draw:style-name="gr1" draw:text-style-name="P3" draw:layer="layout" svg:width="1.016cm" svg:height="0.962cm" svg:x="19.61cm" svg:y="6.815cm">
          <draw:text-box>
            <text:p text:style-name="P3">1</text:p>
          </draw:text-box>
        </draw:frame>
        <draw:frame draw:style-name="gr1" draw:text-style-name="P3" draw:layer="layout" svg:width="1.016cm" svg:height="0.962cm" svg:x="20.626cm" svg:y="6.815cm">
          <draw:text-box>
            <text:p text:style-name="P3">2</text:p>
          </draw:text-box>
        </draw:frame>
        <draw:frame draw:style-name="gr1" draw:text-style-name="P3" draw:layer="layout" svg:width="1.016cm" svg:height="0.962cm" svg:x="21.528cm" svg:y="6.815cm">
          <draw:text-box>
            <text:p text:style-name="P3">3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882cm" svg:y="29.918cm">
          <draw:text-box>
            <text:p text:style-name="P9"><text:span text:style-name="T5">dp['b'][2][3] = dp['b'][3][3] because S[2] != 'b'</text:span></text:p>
          </draw:text-box>
        </draw:frame>
        <draw:frame draw:style-name="gr4" draw:text-style-name="P7" draw:layer="layout" svg:width="18.997cm" svg:height="2.144cm" svg:x="4.625cm" svg:y="15.251cm">
          <draw:text-box>
            <text:p text:style-name="P7"><text:span text:style-name="T6">dp['b'][0][3] = 2 + dp['a'][1][2] + dp['b'][1][2] + dp['c'][1][2] + dp['d'][1][2]</text:span></text:p>
            <text:p text:style-name="P7"><text:span text:style-name="T6"><text:s text:c="18"/></text:span><text:span text:style-name="T6">= 2 + 0 + 0 + 2 + 0 = 4 </text:span></text:p>
            <text:p text:style-name="P7"><text:span text:style-name="T6">because S[0] == S[3] == 'b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.967cm" svg:height="3.887cm" svg:x="14.14cm" svg:y="8.5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1</text:span></text:p>
              </table:table-cell>
              <table:table-cell>
                <text:p text:style-name="P11"><text:span text:style-name="T8">2</text:span></text:p>
              </table:table-cell>
              <table:table-cell>
                <text:p text:style-name="P11"><text:span text:style-name="T8">2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1</text:span></text:p>
              </table:table-cell>
              <table:table-cell>
                <text:p text:style-name="P3"><text:span text:style-name="T7">2</text:span></text:p>
              </table:table-cell>
              <table:table-cell>
                <text:p text:style-name="P3"><text:span text:style-name="T7">2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3.967cm" svg:height="3.887cm" svg:x="18.639cm" svg:y="8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3.967cm" svg:height="3.887cm" svg:x="5.128cm" svg:y="8.5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5"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0</text:span></text:p>
              </table:table-cell>
            </table:table-row>
            <table:table-row table:style-name="ro1" table:default-cell-style-name="ce1">
              <table:table-cell/>
              <table:table-cell table:style-name="ce4">
                <text:p text:style-name="P8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5"><text:span text:style-name="T4">0</text:span></text:p>
              </table:table-cell>
              <table:table-cell>
                <text:p text:style-name="P3"><text:span text:style-name="T4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0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967cm" svg:height="3.887cm" svg:x="9.627cm" svg:y="8.5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1"><text:span text:style-name="T8">1</text:span></text:p>
              </table:table-cell>
              <table:table-cell>
                <text:p text:style-name="P11"><text:span text:style-name="T8">1</text:span></text:p>
              </table:table-cell>
              <table:table-cell>
                <text:p text:style-name="P11"><text:span text:style-name="T8">1</text:span></text:p>
              </table:table-cell>
              <table:table-cell>
                <text:p text:style-name="P11"><text:span text:style-name="T8">4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3"><text:span text:style-name="T7">0</text:span></text:p>
              </table:table-cell>
              <table:table-cell>
                <text:p text:style-name="P3"><text:span text:style-name="T7">0</text:span></text:p>
              </table:table-cell>
              <table:table-cell>
                <text:p text:style-name="P3"><text:span text:style-name="T7">1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3"><text:span text:style-name="T3">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" draw:text-style-name="P3" draw:layer="layout" svg:width="1.016cm" svg:height="0.962cm" svg:x="6.752cm" svg:y="6.638cm">
          <draw:text-box>
            <text:p text:style-name="P3">a</text:p>
          </draw:text-box>
        </draw:frame>
        <draw:frame draw:style-name="gr1" draw:text-style-name="P3" draw:layer="layout" svg:width="1.016cm" svg:height="0.962cm" svg:x="11.152cm" svg:y="6.638cm">
          <draw:text-box>
            <text:p text:style-name="P3">b</text:p>
          </draw:text-box>
        </draw:frame>
        <draw:frame draw:style-name="gr1" draw:text-style-name="P3" draw:layer="layout" svg:width="1.016cm" svg:height="0.962cm" svg:x="15.652cm" svg:y="6.638cm">
          <draw:text-box>
            <text:p text:style-name="P3">c</text:p>
          </draw:text-box>
        </draw:frame>
        <draw:frame draw:style-name="gr1" draw:text-style-name="P3" draw:layer="layout" svg:width="1.016cm" svg:height="0.962cm" svg:x="20.152cm" svg:y="6.738cm">
          <draw:text-box>
            <text:p text:style-name="P3">d</text:p>
          </draw:text-box>
        </draw:frame>
        <draw:frame draw:style-name="gr1" draw:text-style-name="P1" draw:layer="layout" svg:width="6.35cm" svg:height="0.962cm" svg:x="5.101cm" svg:y="3.357cm">
          <draw:text-box>
            <text:p text:style-name="P1"><text:span text:style-name="T1">Example: S = “</text:span><text:span text:style-name="T2">bccb</text:span><text:span text:style-name="T1">”</text:span></text:p>
          </draw:text-box>
        </draw:frame>
        <draw:frame draw:style-name="gr1" draw:text-style-name="P3" draw:layer="layout" svg:width="1.016cm" svg:height="0.962cm" svg:x="4.252cm" svg:y="8.538cm">
          <draw:text-box>
            <text:p text:style-name="P3">0</text:p>
          </draw:text-box>
        </draw:frame>
        <draw:frame draw:style-name="gr1" draw:text-style-name="P3" draw:layer="layout" svg:width="1.016cm" svg:height="0.962cm" svg:x="4.252cm" svg:y="9.538cm">
          <draw:text-box>
            <text:p text:style-name="P3">1</text:p>
          </draw:text-box>
        </draw:frame>
        <draw:frame draw:style-name="gr1" draw:text-style-name="P3" draw:layer="layout" svg:width="1.016cm" svg:height="0.962cm" svg:x="4.252cm" svg:y="8.538cm">
          <draw:text-box>
            <text:p text:style-name="P3">0</text:p>
          </draw:text-box>
        </draw:frame>
        <draw:frame draw:style-name="gr1" draw:text-style-name="P3" draw:layer="layout" svg:width="1.016cm" svg:height="0.962cm" svg:x="4.252cm" svg:y="10.538cm">
          <draw:text-box>
            <text:p text:style-name="P3">2</text:p>
          </draw:text-box>
        </draw:frame>
        <draw:frame draw:style-name="gr1" draw:text-style-name="P3" draw:layer="layout" svg:width="1.016cm" svg:height="0.962cm" svg:x="4.252cm" svg:y="11.438cm">
          <draw:text-box>
            <text:p text:style-name="P3">3</text:p>
          </draw:text-box>
        </draw:frame>
        <draw:frame draw:style-name="gr1" draw:text-style-name="P3" draw:layer="layout" svg:width="1.016cm" svg:height="0.962cm" svg:x="5.252cm" svg:y="7.638cm">
          <draw:text-box>
            <text:p text:style-name="P3">0</text:p>
          </draw:text-box>
        </draw:frame>
        <draw:frame draw:style-name="gr1" draw:text-style-name="P3" draw:layer="layout" svg:width="1.016cm" svg:height="0.962cm" svg:x="6.268cm" svg:y="7.638cm">
          <draw:text-box>
            <text:p text:style-name="P3">1</text:p>
          </draw:text-box>
        </draw:frame>
        <draw:frame draw:style-name="gr1" draw:text-style-name="P3" draw:layer="layout" svg:width="1.016cm" svg:height="0.962cm" svg:x="7.284cm" svg:y="7.638cm">
          <draw:text-box>
            <text:p text:style-name="P3">2</text:p>
          </draw:text-box>
        </draw:frame>
        <draw:frame draw:style-name="gr1" draw:text-style-name="P3" draw:layer="layout" svg:width="1.016cm" svg:height="0.962cm" svg:x="8.186cm" svg:y="7.638cm">
          <draw:text-box>
            <text:p text:style-name="P3">3</text:p>
          </draw:text-box>
        </draw:frame>
        <draw:frame draw:style-name="gr1" draw:text-style-name="P3" draw:layer="layout" svg:width="1.016cm" svg:height="0.962cm" svg:x="9.752cm" svg:y="7.638cm">
          <draw:text-box>
            <text:p text:style-name="P3">0</text:p>
          </draw:text-box>
        </draw:frame>
        <draw:frame draw:style-name="gr1" draw:text-style-name="P3" draw:layer="layout" svg:width="1.016cm" svg:height="0.962cm" svg:x="10.768cm" svg:y="7.638cm">
          <draw:text-box>
            <text:p text:style-name="P3">1</text:p>
          </draw:text-box>
        </draw:frame>
        <draw:frame draw:style-name="gr1" draw:text-style-name="P3" draw:layer="layout" svg:width="1.016cm" svg:height="0.962cm" svg:x="11.784cm" svg:y="7.638cm">
          <draw:text-box>
            <text:p text:style-name="P3">2</text:p>
          </draw:text-box>
        </draw:frame>
        <draw:frame draw:style-name="gr1" draw:text-style-name="P3" draw:layer="layout" svg:width="1.016cm" svg:height="0.962cm" svg:x="12.686cm" svg:y="7.638cm">
          <draw:text-box>
            <text:p text:style-name="P3">3</text:p>
          </draw:text-box>
        </draw:frame>
        <draw:frame draw:style-name="gr1" draw:text-style-name="P3" draw:layer="layout" svg:width="1.016cm" svg:height="0.962cm" svg:x="14.152cm" svg:y="7.638cm">
          <draw:text-box>
            <text:p text:style-name="P3">0</text:p>
          </draw:text-box>
        </draw:frame>
        <draw:frame draw:style-name="gr1" draw:text-style-name="P3" draw:layer="layout" svg:width="1.016cm" svg:height="0.962cm" svg:x="15.168cm" svg:y="7.638cm">
          <draw:text-box>
            <text:p text:style-name="P3">1</text:p>
          </draw:text-box>
        </draw:frame>
        <draw:frame draw:style-name="gr1" draw:text-style-name="P3" draw:layer="layout" svg:width="1.016cm" svg:height="0.962cm" svg:x="16.184cm" svg:y="7.638cm">
          <draw:text-box>
            <text:p text:style-name="P3">2</text:p>
          </draw:text-box>
        </draw:frame>
        <draw:frame draw:style-name="gr1" draw:text-style-name="P3" draw:layer="layout" svg:width="1.016cm" svg:height="0.962cm" svg:x="17.086cm" svg:y="7.638cm">
          <draw:text-box>
            <text:p text:style-name="P3">3</text:p>
          </draw:text-box>
        </draw:frame>
        <draw:frame draw:style-name="gr1" draw:text-style-name="P3" draw:layer="layout" svg:width="1.016cm" svg:height="0.962cm" svg:x="18.652cm" svg:y="7.638cm">
          <draw:text-box>
            <text:p text:style-name="P3">0</text:p>
          </draw:text-box>
        </draw:frame>
        <draw:frame draw:style-name="gr1" draw:text-style-name="P3" draw:layer="layout" svg:width="1.016cm" svg:height="0.962cm" svg:x="19.668cm" svg:y="7.638cm">
          <draw:text-box>
            <text:p text:style-name="P3">1</text:p>
          </draw:text-box>
        </draw:frame>
        <draw:frame draw:style-name="gr1" draw:text-style-name="P3" draw:layer="layout" svg:width="1.016cm" svg:height="0.962cm" svg:x="20.684cm" svg:y="7.638cm">
          <draw:text-box>
            <text:p text:style-name="P3">2</text:p>
          </draw:text-box>
        </draw:frame>
        <draw:frame draw:style-name="gr1" draw:text-style-name="P3" draw:layer="layout" svg:width="1.016cm" svg:height="0.962cm" svg:x="21.586cm" svg:y="7.638cm">
          <draw:text-box>
            <text:p text:style-name="P3">3</text:p>
          </draw:text-box>
        </draw:frame>
        <draw:frame draw:style-name="gr1" draw:text-style-name="P6" draw:layer="layout" svg:width="9.017cm" svg:height="0.758cm" svg:x="2.94cm" svg:y="30.741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94cm" svg:y="30.741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94cm" svg:y="30.741cm">
          <draw:text-box>
            <text:p text:style-name="P9"><text:span text:style-name="T5">dp['b'][2][3] = dp['b'][3][3] because S[2] != 'b'</text:span></text:p>
          </draw:text-box>
        </draw:frame>
        <draw:frame draw:style-name="gr1" draw:text-style-name="P6" draw:layer="layout" svg:width="9.017cm" svg:height="0.758cm" svg:x="2.94cm" svg:y="30.741cm">
          <draw:text-box>
            <text:p text:style-name="P9"><text:span text:style-name="T5">dp['b'][2][3] = dp['b'][3][3] because S[2] != 'b'</text:span></text:p>
          </draw:text-box>
        </draw:frame>
        <draw:frame draw:style-name="gr5" draw:text-style-name="P3" draw:layer="layout" svg:width="10.922cm" svg:height="0.883cm" svg:x="12.446cm" svg:y="3.396cm">
          <draw:text-box>
            <text:p text:style-name="P3"><text:span text:style-name="T9">Done. Final answer: 0 + 4 + 2 + 0 = 6</text:span></text:p>
          </draw:text-box>
        </draw:frame>
        <draw:line draw:style-name="gr3" draw:text-style-name="P4" draw:layer="layout" svg:x1="8.636cm" svg:y1="8.6cm" svg:x2="18.288cm" svg:y2="4.064cm">
          <text:p/>
        </draw:line>
        <draw:line draw:style-name="gr3" draw:text-style-name="P4" draw:layer="layout" svg:x1="13.208cm" svg:y1="8.89cm" svg:x2="19.05cm" svg:y2="4.279cm">
          <text:p/>
        </draw:line>
        <draw:line draw:style-name="gr3" draw:text-style-name="P4" draw:layer="layout" svg:x1="17.78cm" svg:y1="8.89cm" svg:x2="20.32cm" svg:y2="4.279cm">
          <text:p/>
        </draw:line>
        <draw:line draw:style-name="gr3" draw:text-style-name="P4" draw:layer="layout" svg:x1="22.352cm" svg:y1="8.89cm" svg:x2="21.336cm" svg:y2="4.279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4:38:22.209705000</meta:creation-date>
    <dc:date>2017-11-29T15:54:22.601811000</dc:date>
    <meta:editing-duration>PT1H33S</meta:editing-duration>
    <meta:editing-cycles>87</meta:editing-cycles>
    <meta:generator>LibreOffice/4.2.5.2$MacOSX_X86_64 LibreOffice_project/61cb170a04bb1f12e77c884eab9192be736ec5f5</meta:generator>
    <meta:document-statistic meta:object-count="252"/>
  </office:meta>
</office:document-meta>
</file>